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888278831542310773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8631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9778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6620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45971207687795942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93361384876545851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46032294960508839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7411172801522568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8293315263861481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685351324695196266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932996899727489737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2"/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This was a tough run.</text:p>
      <text:p text:style-name="P2">Warm down: <text:span text:style-name="T3">seven minutes of walking</text:span></text:p>
      <text:p text:style-name="P1"/>
      <text:p text:style-name="P2"><text:span text:style-name="T3">Mon May 1, 2019 </text:span>4 miles <text:span text:style-name="T3">I am feeling tired from yesterday's run.</text:span></text:p>
      <text:p text:style-name="P2">Run and walk: <text:span text:style-name="T3">I walked about 0.13 miles at the beginning of each ½ mile and covered 4 miles averaging 12:00/mile.</text:span></text:p>
      <text:p text:style-name="P1"/>
      <text:p text:style-name="P1">Tues May 2, 2019 <text:span text:style-name="T2">5 miles</text:span> <text:s/></text:p>
      <text:p text:style-name="P2">Run and walk: <text:span text:style-name="T3">I walked about 0.13 miles at the beginning of each ½ mile and covered 5 miles averaging 11:30/mile.</text:span></text:p>
      <text:p text:style-name="P2"><text:span text:style-name="T3"/></text:p>
      <text:p text:style-name="P2"><text:span text:style-name="T3">Wed May 3, 2019 </text:span>5 miles</text:p>
      <text:p text:style-name="P2">Run: <text:span text:style-name="T3">I ran</text:span> <text:span text:style-name="T3">the same 5 mile course as I did 3 days ago only today I took it easy and averaged 10:30/mile on this hilly course. I have been feeling tired lately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4T09:17:30.20</dc:date>
    <dc:creator>James  Lombardi</dc:creator>
    <meta:editing-duration>P8DT7H20M11S</meta:editing-duration>
    <meta:editing-cycles>736</meta:editing-cycles>
    <meta:generator>OpenOffice/4.1.2$Win32 OpenOffice.org_project/412m3$Build-9782</meta:generator>
    <meta:document-statistic meta:table-count="0" meta:image-count="0" meta:object-count="0" meta:page-count="27" meta:paragraph-count="712" meta:word-count="9064" meta:character-count="45356"/>
  </office:meta>
</office:document-meta>
</file>